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wiss"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2711" officeooo:paragraph-rsid="00012711"/>
    </style:style>
    <style:style style:name="P2" style:family="paragraph" style:parent-style-name="Text_20_body">
      <style:text-properties officeooo:rsid="0001fb9d" officeooo:paragraph-rsid="0001fb9d"/>
    </style:style>
    <style:style style:name="P3" style:family="paragraph" style:parent-style-name="Text_20_body" style:list-style-name="L1">
      <style:text-properties officeooo:rsid="0001fb9d" officeooo:paragraph-rsid="0001fb9d"/>
    </style:style>
    <style:style style:name="P4" style:family="paragraph" style:parent-style-name="Text_20_body">
      <style:text-properties officeooo:rsid="00029cfa" officeooo:paragraph-rsid="00029cfa"/>
    </style:style>
    <style:style style:name="P5" style:family="paragraph" style:parent-style-name="Text_20_body" style:list-style-name="L1">
      <style:text-properties fo:font-weight="bold" officeooo:rsid="00029cfa" officeooo:paragraph-rsid="00029cfa" style:font-weight-asian="bold" style:font-weight-complex="bold"/>
    </style:style>
    <style:style style:name="P6" style:family="paragraph" style:parent-style-name="Text_20_body">
      <style:text-properties officeooo:rsid="000594e2" officeooo:paragraph-rsid="000594e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color="#000000" loext:opacity="100%" style:font-name="Noto Sans" fo:font-size="11pt" style:font-size-asian="11pt"/>
    </style:style>
    <style:style style:name="T5" style:family="text">
      <style:text-properties fo:color="#000000" loext:opacity="100%" style:font-name="Noto Sans" fo:font-size="24pt" style:font-size-asian="24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36907"/>
    </style:style>
    <style:style style:name="T9" style:family="text">
      <style:text-properties officeooo:rsid="0003ca9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laries Science Summary</text:p>
      <text:p text:style-name="P1">Everybody in the professional community knows that scientific publishing and science financing is broken. Namely, many important projects don’t receive funding and attention. One of the aspects of this is that the distinction between PhD and the rest people is a devil stamp in the forehead, because it crashes the “forehead” (taking the decisions) in scientific financing and publishing down to small or even negative efficiency.</text:p>
      <text:p text:style-name="P1">An example of non-financed science is author’s own <text:span text:style-name="T1">ordered semicategory actions</text:span><text:span text:style-name="T2"> (= algebraic theory of general topology) research that effectively didn’t received any financing or publicity, pulling down most of the future science, that needs to rely on this piece.</text:span></text:p>
      <text:p text:style-name="P2"><text:span text:style-name="T2">As a conclusion, we need not to make the existing system of financing science better but to invent its replacement. The author proposed an algorithm for financing science collaboratively through blockchain micropayments.</text:span></text:p>
      <text:list text:style-name="L1">
        <text:list-item>
          <text:p text:style-name="P3"><text:span text:style-name="T3">We need “Gitcoin for science”</text:span><text:span text:style-name="T2"> – We need to modify the idea of Gitcoin in such a way to be suited for scientific grants.</text:span></text:p>
        </text:list-item>
        <text:list-item>
          <text:p text:style-name="P3"><text:span text:style-name="T6">Need to support basic science</text:span> – Who of you knows that pointfree funcoids are super-important? How then this research to receive a worth amount of donations?</text:p>
        </text:list-item>
        <text:list-item>
          <text:p text:style-name="P3"><text:span text:style-name="T6">Need to allocate a part of donations to cited works</text:span>.</text:p>
        </text:list-item>
        <text:list-item>
          <text:p text:style-name="P3"><text:span text:style-name="T6">Need an affiliate program</text:span> – Let professional marketers, not <text:span text:style-name="T8">authors-</text:span>scientists, work on gathering donations for visibility of scientific works.</text:p>
        </text:list-item>
        <text:list-item>
          <text:p text:style-name="P5">Need to reward early adopters<text:span text:style-name="T7"> – the marketers, who invested into marketing a scientific project early, need to be rewarded in a special way.</text:span></text:p>
        </text:list-item>
      </text:list>
      <text:p text:style-name="P4">The author’s algorithm that is decentralized (by <text:span text:style-name="T9">using smart contracts and supplementing it with </text:span>everybody being able to run a “server” that downloads dependencies in science and software to protect system against any form of a theft) solves all the above problems.</text:p>
      <text:p text:style-name="P6">The project is to be implemented on cost- and energy-efficient DFINITY Internet Computer blockcha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wiss"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Right_20_Bar_20_White_7e_LT_7e_Gliederung_20_1" style:display-name="Right Bar White~LT~Gliederung 1" style:family="paragraph">
      <style:paragraph-properties fo:margin-top="0.1965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White_7e_LT_7e_Gliederung_20_2" style:display-name="Right Bar White~LT~Gliederung 2" style:family="paragraph" style:parent-style-name="Right_20_Bar_20_White_7e_LT_7e_Gliederung_20_1">
      <style:paragraph-properties fo:margin-top="0.1575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Right_20_Bar_20_White_7e_LT_7e_Gliederung_20_3" style:display-name="Right Bar White~LT~Gliederung 3" style:family="paragraph" style:parent-style-name="Right_20_Bar_20_White_7e_LT_7e_Gliederung_20_2">
      <style:paragraph-properties fo:margin-top="0.1181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Right_20_Bar_20_White_7e_LT_7e_Gliederung_20_4" style:display-name="Right Bar White~LT~Gliederung 4" style:family="paragraph" style:parent-style-name="Right_20_Bar_20_White_7e_LT_7e_Gliederung_20_3">
      <style:paragraph-properties fo:margin-top="0.0783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White_7e_LT_7e_Gliederung_20_5" style:display-name="Right Bar White~LT~Gliederung 5" style:family="paragraph" style:parent-style-name="Right_20_Bar_20_White_7e_LT_7e_Gliederung_20_4">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White_7e_LT_7e_Gliederung_20_6" style:display-name="Right Bar White~LT~Gliederung 6" style:family="paragraph" style:parent-style-name="Right_20_Bar_20_White_7e_LT_7e_Gliederung_20_5">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White_7e_LT_7e_Gliederung_20_7" style:display-name="Right Bar White~LT~Gliederung 7" style:family="paragraph" style:parent-style-name="Right_20_Bar_20_White_7e_LT_7e_Gliederung_20_6">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White_7e_LT_7e_Gliederung_20_8" style:display-name="Right Bar White~LT~Gliederung 8" style:family="paragraph" style:parent-style-name="Right_20_Bar_20_White_7e_LT_7e_Gliederung_20_7">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White_7e_LT_7e_Gliederung_20_9" style:display-name="Right Bar White~LT~Gliederung 9" style:family="paragraph" style:parent-style-name="Right_20_Bar_20_White_7e_LT_7e_Gliederung_20_8">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White_7e_LT_7e_Titel" style:display-name="Right Bar White~LT~Titel" style:family="paragraph">
      <style:paragraph-properties fo:text-align="center" style:justify-single-word="false"/>
      <style:text-properties fo:color="#000000" loext:opacity="100%" style:text-outline="false" style:text-line-through-style="none" style:text-line-through-type="none" style:font-name="Arial Unicode MS" fo:font-family="'Arial Unicode M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White_7e_LT_7e_Untertitel" style:display-name="Right Bar Whit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White_7e_LT_7e_Notizen" style:display-name="Right Bar Whit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White_7e_LT_7e_Hintergrundobjekte" style:display-name="Right Bar Whit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ight_20_Bar_20_White_7e_LT_7e_Hintergrund" style:display-name="Right Bar Whit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Left_20_Bar_20_White_7e_LT_7e_Gliederung_20_1" style:display-name="Left Bar Whit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White_7e_LT_7e_Gliederung_20_2" style:display-name="Left Bar White~LT~Gliederung 2" style:family="paragraph" style:parent-style-name="Left_20_Bar_20_White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eft_20_Bar_20_White_7e_LT_7e_Gliederung_20_3" style:display-name="Left Bar White~LT~Gliederung 3" style:family="paragraph" style:parent-style-name="Left_20_Bar_20_White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eft_20_Bar_20_White_7e_LT_7e_Gliederung_20_4" style:display-name="Left Bar White~LT~Gliederung 4" style:family="paragraph" style:parent-style-name="Left_20_Bar_20_White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White_7e_LT_7e_Gliederung_20_5" style:display-name="Left Bar White~LT~Gliederung 5" style:family="paragraph" style:parent-style-name="Left_20_Bar_20_White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White_7e_LT_7e_Gliederung_20_6" style:display-name="Left Bar White~LT~Gliederung 6" style:family="paragraph" style:parent-style-name="Left_20_Bar_20_White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White_7e_LT_7e_Gliederung_20_7" style:display-name="Left Bar White~LT~Gliederung 7" style:family="paragraph" style:parent-style-name="Left_20_Bar_20_White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White_7e_LT_7e_Gliederung_20_8" style:display-name="Left Bar White~LT~Gliederung 8" style:family="paragraph" style:parent-style-name="Left_20_Bar_20_White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White_7e_LT_7e_Gliederung_20_9" style:display-name="Left Bar White~LT~Gliederung 9" style:family="paragraph" style:parent-style-name="Left_20_Bar_20_White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White_7e_LT_7e_Titel" style:display-name="Left Bar White~LT~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White_7e_LT_7e_Untertitel" style:display-name="Left Bar Whit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White_7e_LT_7e_Notizen" style:display-name="Left Bar Whit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White_7e_LT_7e_Hintergrundobjekte" style:display-name="Left Bar Whit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ft_20_Bar_20_White_7e_LT_7e_Hintergrund" style:display-name="Left Bar Whit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ottom_20_Bar_20_White_7e_LT_7e_Gliederung_20_1" style:display-name="Bottom Bar Whit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White_7e_LT_7e_Gliederung_20_2" style:display-name="Bottom Bar White~LT~Gliederung 2" style:family="paragraph" style:parent-style-name="Bottom_20_Bar_20_White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ottom_20_Bar_20_White_7e_LT_7e_Gliederung_20_3" style:display-name="Bottom Bar White~LT~Gliederung 3" style:family="paragraph" style:parent-style-name="Bottom_20_Bar_20_White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ottom_20_Bar_20_White_7e_LT_7e_Gliederung_20_4" style:display-name="Bottom Bar White~LT~Gliederung 4" style:family="paragraph" style:parent-style-name="Bottom_20_Bar_20_White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White_7e_LT_7e_Gliederung_20_5" style:display-name="Bottom Bar White~LT~Gliederung 5" style:family="paragraph" style:parent-style-name="Bottom_20_Bar_20_White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White_7e_LT_7e_Gliederung_20_6" style:display-name="Bottom Bar White~LT~Gliederung 6" style:family="paragraph" style:parent-style-name="Bottom_20_Bar_20_White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White_7e_LT_7e_Gliederung_20_7" style:display-name="Bottom Bar White~LT~Gliederung 7" style:family="paragraph" style:parent-style-name="Bottom_20_Bar_20_White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White_7e_LT_7e_Gliederung_20_8" style:display-name="Bottom Bar White~LT~Gliederung 8" style:family="paragraph" style:parent-style-name="Bottom_20_Bar_20_White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White_7e_LT_7e_Gliederung_20_9" style:display-name="Bottom Bar White~LT~Gliederung 9" style:family="paragraph" style:parent-style-name="Bottom_20_Bar_20_White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White_7e_LT_7e_Titel" style:display-name="Bottom Bar White~LT~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White_7e_LT_7e_Untertitel" style:display-name="Bottom Bar Whit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White_7e_LT_7e_Notizen" style:display-name="Bottom Bar Whit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White_7e_LT_7e_Hintergrundobjekte" style:display-name="Bottom Bar Whit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ottom_20_Bar_20_White_7e_LT_7e_Hintergrund" style:display-name="Bottom Bar Whit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ottom_20_Bar_20_Blue_7e_LT_7e_Gliederung_20_1" style:display-name="Bottom Bar Blu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Blue_7e_LT_7e_Gliederung_20_2" style:display-name="Bottom Bar Blue~LT~Gliederung 2" style:family="paragraph" style:parent-style-name="Bottom_20_Bar_20_Blue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ottom_20_Bar_20_Blue_7e_LT_7e_Gliederung_20_3" style:display-name="Bottom Bar Blue~LT~Gliederung 3" style:family="paragraph" style:parent-style-name="Bottom_20_Bar_20_Blue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ottom_20_Bar_20_Blue_7e_LT_7e_Gliederung_20_4" style:display-name="Bottom Bar Blue~LT~Gliederung 4" style:family="paragraph" style:parent-style-name="Bottom_20_Bar_20_Blue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Blue_7e_LT_7e_Gliederung_20_5" style:display-name="Bottom Bar Blue~LT~Gliederung 5" style:family="paragraph" style:parent-style-name="Bottom_20_Bar_20_Blue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Blue_7e_LT_7e_Gliederung_20_6" style:display-name="Bottom Bar Blue~LT~Gliederung 6" style:family="paragraph" style:parent-style-name="Bottom_20_Bar_20_Blue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Blue_7e_LT_7e_Gliederung_20_7" style:display-name="Bottom Bar Blue~LT~Gliederung 7" style:family="paragraph" style:parent-style-name="Bottom_20_Bar_20_Blue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Blue_7e_LT_7e_Gliederung_20_8" style:display-name="Bottom Bar Blue~LT~Gliederung 8" style:family="paragraph" style:parent-style-name="Bottom_20_Bar_20_Blue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Blue_7e_LT_7e_Gliederung_20_9" style:display-name="Bottom Bar Blue~LT~Gliederung 9" style:family="paragraph" style:parent-style-name="Bottom_20_Bar_20_Blue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ottom_20_Bar_20_Blue_7e_LT_7e_Titel" style:display-name="Bottom Bar Blue~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Blue_7e_LT_7e_Untertitel" style:display-name="Bottom Bar Blu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Blue_7e_LT_7e_Notizen" style:display-name="Bottom Bar Blu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ottom_20_Bar_20_Blue_7e_LT_7e_Hintergrundobjekte" style:display-name="Bottom Bar Blu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ottom_20_Bar_20_Blue_7e_LT_7e_Hintergrund" style:display-name="Bottom Bar Blu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White_20_1_7e_LT_7e_Gliederung_20_1" style:display-name="Leaf White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1_7e_LT_7e_Gliederung_20_2" style:display-name="Leaf White 1~LT~Gliederung 2" style:family="paragraph" style:parent-style-name="Leaf_20_White_20_1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eaf_20_White_20_1_7e_LT_7e_Gliederung_20_3" style:display-name="Leaf White 1~LT~Gliederung 3" style:family="paragraph" style:parent-style-name="Leaf_20_White_20_1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eaf_20_White_20_1_7e_LT_7e_Gliederung_20_4" style:display-name="Leaf White 1~LT~Gliederung 4" style:family="paragraph" style:parent-style-name="Leaf_20_White_20_1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1_7e_LT_7e_Gliederung_20_5" style:display-name="Leaf White 1~LT~Gliederung 5" style:family="paragraph" style:parent-style-name="Leaf_20_White_20_1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1_7e_LT_7e_Gliederung_20_6" style:display-name="Leaf White 1~LT~Gliederung 6" style:family="paragraph" style:parent-style-name="Leaf_20_White_20_1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1_7e_LT_7e_Gliederung_20_7" style:display-name="Leaf White 1~LT~Gliederung 7" style:family="paragraph" style:parent-style-name="Leaf_20_White_20_1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1_7e_LT_7e_Gliederung_20_8" style:display-name="Leaf White 1~LT~Gliederung 8" style:family="paragraph" style:parent-style-name="Leaf_20_White_20_1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1_7e_LT_7e_Gliederung_20_9" style:display-name="Leaf White 1~LT~Gliederung 9" style:family="paragraph" style:parent-style-name="Leaf_20_White_20_1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1_7e_LT_7e_Titel" style:display-name="Leaf White 1~LT~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1_7e_LT_7e_Untertitel" style:display-name="Leaf White 1~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1_7e_LT_7e_Notizen" style:display-name="Leaf White 1~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1_7e_LT_7e_Hintergrundobjekte" style:display-name="Leaf White 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White_20_1_7e_LT_7e_Hintergrund" style:display-name="Leaf White 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White_20_2_7e_LT_7e_Gliederung_20_1" style:display-name="Leaf White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2_7e_LT_7e_Gliederung_20_2" style:display-name="Leaf White 2~LT~Gliederung 2" style:family="paragraph" style:parent-style-name="Leaf_20_White_20_2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eaf_20_White_20_2_7e_LT_7e_Gliederung_20_3" style:display-name="Leaf White 2~LT~Gliederung 3" style:family="paragraph" style:parent-style-name="Leaf_20_White_20_2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eaf_20_White_20_2_7e_LT_7e_Gliederung_20_4" style:display-name="Leaf White 2~LT~Gliederung 4" style:family="paragraph" style:parent-style-name="Leaf_20_White_20_2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2_7e_LT_7e_Gliederung_20_5" style:display-name="Leaf White 2~LT~Gliederung 5" style:family="paragraph" style:parent-style-name="Leaf_20_White_20_2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2_7e_LT_7e_Gliederung_20_6" style:display-name="Leaf White 2~LT~Gliederung 6" style:family="paragraph" style:parent-style-name="Leaf_20_White_20_2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2_7e_LT_7e_Gliederung_20_7" style:display-name="Leaf White 2~LT~Gliederung 7" style:family="paragraph" style:parent-style-name="Leaf_20_White_20_2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2_7e_LT_7e_Gliederung_20_8" style:display-name="Leaf White 2~LT~Gliederung 8" style:family="paragraph" style:parent-style-name="Leaf_20_White_20_2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2_7e_LT_7e_Gliederung_20_9" style:display-name="Leaf White 2~LT~Gliederung 9" style:family="paragraph" style:parent-style-name="Leaf_20_White_20_2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White_20_2_7e_LT_7e_Titel" style:display-name="Leaf White 2~LT~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2_7e_LT_7e_Untertitel" style:display-name="Leaf White 2~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2_7e_LT_7e_Notizen" style:display-name="Leaf White 2~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White_20_2_7e_LT_7e_Hintergrundobjekte" style:display-name="Leaf White 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White_20_2_7e_LT_7e_Hintergrund" style:display-name="Leaf White 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ight_20_Bar_20_Blue_7e_LT_7e_Gliederung_20_1" style:display-name="Right Bar Blu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Blue_7e_LT_7e_Gliederung_20_2" style:display-name="Right Bar Blue~LT~Gliederung 2" style:family="paragraph" style:parent-style-name="Right_20_Bar_20_Blue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Right_20_Bar_20_Blue_7e_LT_7e_Gliederung_20_3" style:display-name="Right Bar Blue~LT~Gliederung 3" style:family="paragraph" style:parent-style-name="Right_20_Bar_20_Blue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Right_20_Bar_20_Blue_7e_LT_7e_Gliederung_20_4" style:display-name="Right Bar Blue~LT~Gliederung 4" style:family="paragraph" style:parent-style-name="Right_20_Bar_20_Blue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Blue_7e_LT_7e_Gliederung_20_5" style:display-name="Right Bar Blue~LT~Gliederung 5" style:family="paragraph" style:parent-style-name="Right_20_Bar_20_Blue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Blue_7e_LT_7e_Gliederung_20_6" style:display-name="Right Bar Blue~LT~Gliederung 6" style:family="paragraph" style:parent-style-name="Right_20_Bar_20_Blue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Blue_7e_LT_7e_Gliederung_20_7" style:display-name="Right Bar Blue~LT~Gliederung 7" style:family="paragraph" style:parent-style-name="Right_20_Bar_20_Blue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Blue_7e_LT_7e_Gliederung_20_8" style:display-name="Right Bar Blue~LT~Gliederung 8" style:family="paragraph" style:parent-style-name="Right_20_Bar_20_Blue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Blue_7e_LT_7e_Gliederung_20_9" style:display-name="Right Bar Blue~LT~Gliederung 9" style:family="paragraph" style:parent-style-name="Right_20_Bar_20_Blue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Right_20_Bar_20_Blue_7e_LT_7e_Titel" style:display-name="Right Bar Blue~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Blue_7e_LT_7e_Untertitel" style:display-name="Right Bar Blu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Blue_7e_LT_7e_Notizen" style:display-name="Right Bar Blu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Right_20_Bar_20_Blue_7e_LT_7e_Hintergrundobjekte" style:display-name="Right Bar Blu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Right_20_Bar_20_Blue_7e_LT_7e_Hintergrund" style:display-name="Right Bar Blu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ft_20_Bar_20_Blue_7e_LT_7e_Gliederung_20_1" style:display-name="Left Bar Blu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Blue_7e_LT_7e_Gliederung_20_2" style:display-name="Left Bar Blue~LT~Gliederung 2" style:family="paragraph" style:parent-style-name="Left_20_Bar_20_Blue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eft_20_Bar_20_Blue_7e_LT_7e_Gliederung_20_3" style:display-name="Left Bar Blue~LT~Gliederung 3" style:family="paragraph" style:parent-style-name="Left_20_Bar_20_Blue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eft_20_Bar_20_Blue_7e_LT_7e_Gliederung_20_4" style:display-name="Left Bar Blue~LT~Gliederung 4" style:family="paragraph" style:parent-style-name="Left_20_Bar_20_Blue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Blue_7e_LT_7e_Gliederung_20_5" style:display-name="Left Bar Blue~LT~Gliederung 5" style:family="paragraph" style:parent-style-name="Left_20_Bar_20_Blue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Blue_7e_LT_7e_Gliederung_20_6" style:display-name="Left Bar Blue~LT~Gliederung 6" style:family="paragraph" style:parent-style-name="Left_20_Bar_20_Blue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Blue_7e_LT_7e_Gliederung_20_7" style:display-name="Left Bar Blue~LT~Gliederung 7" style:family="paragraph" style:parent-style-name="Left_20_Bar_20_Blue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Blue_7e_LT_7e_Gliederung_20_8" style:display-name="Left Bar Blue~LT~Gliederung 8" style:family="paragraph" style:parent-style-name="Left_20_Bar_20_Blue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Blue_7e_LT_7e_Gliederung_20_9" style:display-name="Left Bar Blue~LT~Gliederung 9" style:family="paragraph" style:parent-style-name="Left_20_Bar_20_Blue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ft_20_Bar_20_Blue_7e_LT_7e_Titel" style:display-name="Left Bar Blue~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Blue_7e_LT_7e_Untertitel" style:display-name="Left Bar Blu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Blue_7e_LT_7e_Notizen" style:display-name="Left Bar Blu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eft_20_Bar_20_Blue_7e_LT_7e_Hintergrundobjekte" style:display-name="Left Bar Blu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ft_20_Bar_20_Blue_7e_LT_7e_Hintergrund" style:display-name="Left Bar Blu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Blue_20_1_7e_LT_7e_Gliederung_20_1" style:display-name="Leaf Blue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1_7e_LT_7e_Gliederung_20_2" style:display-name="Leaf Blue 1~LT~Gliederung 2" style:family="paragraph" style:parent-style-name="Leaf_20_Blue_20_1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eaf_20_Blue_20_1_7e_LT_7e_Gliederung_20_3" style:display-name="Leaf Blue 1~LT~Gliederung 3" style:family="paragraph" style:parent-style-name="Leaf_20_Blue_20_1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eaf_20_Blue_20_1_7e_LT_7e_Gliederung_20_4" style:display-name="Leaf Blue 1~LT~Gliederung 4" style:family="paragraph" style:parent-style-name="Leaf_20_Blue_20_1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1_7e_LT_7e_Gliederung_20_5" style:display-name="Leaf Blue 1~LT~Gliederung 5" style:family="paragraph" style:parent-style-name="Leaf_20_Blue_20_1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1_7e_LT_7e_Gliederung_20_6" style:display-name="Leaf Blue 1~LT~Gliederung 6" style:family="paragraph" style:parent-style-name="Leaf_20_Blue_20_1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1_7e_LT_7e_Gliederung_20_7" style:display-name="Leaf Blue 1~LT~Gliederung 7" style:family="paragraph" style:parent-style-name="Leaf_20_Blue_20_1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1_7e_LT_7e_Gliederung_20_8" style:display-name="Leaf Blue 1~LT~Gliederung 8" style:family="paragraph" style:parent-style-name="Leaf_20_Blue_20_1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1_7e_LT_7e_Gliederung_20_9" style:display-name="Leaf Blue 1~LT~Gliederung 9" style:family="paragraph" style:parent-style-name="Leaf_20_Blue_20_1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1_7e_LT_7e_Titel" style:display-name="Leaf Blue 1~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1_7e_LT_7e_Untertitel" style:display-name="Leaf Blue 1~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1_7e_LT_7e_Notizen" style:display-name="Leaf Blue 1~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1_7e_LT_7e_Hintergrundobjekte" style:display-name="Leaf Blue 1~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Blue_20_1_7e_LT_7e_Hintergrund" style:display-name="Leaf Blue 1~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Blue_20_2_7e_LT_7e_Gliederung_20_1" style:display-name="Leaf Blue 2~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2_7e_LT_7e_Gliederung_20_2" style:display-name="Leaf Blue 2~LT~Gliederung 2" style:family="paragraph" style:parent-style-name="Leaf_20_Blue_20_2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eaf_20_Blue_20_2_7e_LT_7e_Gliederung_20_3" style:display-name="Leaf Blue 2~LT~Gliederung 3" style:family="paragraph" style:parent-style-name="Leaf_20_Blue_20_2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eaf_20_Blue_20_2_7e_LT_7e_Gliederung_20_4" style:display-name="Leaf Blue 2~LT~Gliederung 4" style:family="paragraph" style:parent-style-name="Leaf_20_Blue_20_2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2_7e_LT_7e_Gliederung_20_5" style:display-name="Leaf Blue 2~LT~Gliederung 5" style:family="paragraph" style:parent-style-name="Leaf_20_Blue_20_2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2_7e_LT_7e_Gliederung_20_6" style:display-name="Leaf Blue 2~LT~Gliederung 6" style:family="paragraph" style:parent-style-name="Leaf_20_Blue_20_2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2_7e_LT_7e_Gliederung_20_7" style:display-name="Leaf Blue 2~LT~Gliederung 7" style:family="paragraph" style:parent-style-name="Leaf_20_Blue_20_2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2_7e_LT_7e_Gliederung_20_8" style:display-name="Leaf Blue 2~LT~Gliederung 8" style:family="paragraph" style:parent-style-name="Leaf_20_Blue_20_2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2_7e_LT_7e_Gliederung_20_9" style:display-name="Leaf Blue 2~LT~Gliederung 9" style:family="paragraph" style:parent-style-name="Leaf_20_Blue_20_2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eaf_20_Blue_20_2_7e_LT_7e_Titel" style:display-name="Leaf Blue 2~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2_7e_LT_7e_Untertitel" style:display-name="Leaf Blue 2~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2_7e_LT_7e_Notizen" style:display-name="Leaf Blue 2~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eaf_20_Blue_20_2_7e_LT_7e_Hintergrundobjekte" style:display-name="Leaf Blue 2~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eaf_20_Blue_20_2_7e_LT_7e_Hintergrund" style:display-name="Leaf Blue 2~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Gliederung_20_1" style:display-name="Title Slide~LT~Gliederung 1" style:family="paragraph">
      <style:paragraph-properties fo:margin-top="0.1965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text-properties fo:color="#ffffff" loext:opacity="100%" style:text-outline="false" style:text-line-through-style="none" style:text-line-through-type="none" style:font-name="Arial Unicode MS" fo:font-family="'Arial Unicode M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d_20_Slide_7e_LT_7e_Gliederung_20_1" style:display-name="End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nd_20_Slide_7e_LT_7e_Gliederung_20_2" style:display-name="End Slide~LT~Gliederung 2" style:family="paragraph" style:parent-style-name="End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nd_20_Slide_7e_LT_7e_Gliederung_20_3" style:display-name="End Slide~LT~Gliederung 3" style:family="paragraph" style:parent-style-name="End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nd_20_Slide_7e_LT_7e_Gliederung_20_4" style:display-name="End Slide~LT~Gliederung 4" style:family="paragraph" style:parent-style-name="End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_20_Slide_7e_LT_7e_Gliederung_20_5" style:display-name="End Slide~LT~Gliederung 5" style:family="paragraph" style:parent-style-name="End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_20_Slide_7e_LT_7e_Gliederung_20_6" style:display-name="End Slide~LT~Gliederung 6" style:family="paragraph" style:parent-style-name="End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_20_Slide_7e_LT_7e_Gliederung_20_7" style:display-name="End Slide~LT~Gliederung 7" style:family="paragraph" style:parent-style-name="End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_20_Slide_7e_LT_7e_Gliederung_20_8" style:display-name="End Slide~LT~Gliederung 8" style:family="paragraph" style:parent-style-name="End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_20_Slide_7e_LT_7e_Gliederung_20_9" style:display-name="End Slide~LT~Gliederung 9" style:family="paragraph" style:parent-style-name="End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nd_20_Slide_7e_LT_7e_Titel" style:display-name="End Slide~LT~Titel" style:family="paragraph">
      <style:paragraph-properties fo:text-align="center" style:justify-single-word="false"/>
      <style:text-properties fo:color="#ffffff"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End_20_Slide_7e_LT_7e_Untertitel" style:display-name="End Slide~LT~Untertitel" style:family="paragraph">
      <style:paragraph-properties fo:text-align="center" style:justify-single-word="false"/>
      <style:text-properties style:use-window-font-color="true" loext:opacity="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End_20_Slide_7e_LT_7e_Notizen" style:display-name="End Slide~LT~Notizen" style:family="paragraph">
      <style:paragraph-properties fo:margin-left="0.2362in" fo:text-indent="-0.2362in" style:auto-text-indent="false"/>
      <style:text-properties style:use-window-font-color="true" loext:opacity="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nd_20_Slide_7e_LT_7e_Hintergrundobjekte" style:display-name="End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nd_20_Slide_7e_LT_7e_Hintergrund" style:display-name="End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8T22:31:59.916514315</meta:creation-date>
    <dc:date>2024-04-08T22:47:06.587177482</dc:date>
    <meta:editing-duration>PT15M4S</meta:editing-duration>
    <meta:editing-cycles>7</meta:editing-cycles>
    <meta:generator>LibreOffice/7.6.5.2$Linux_X86_64 LibreOffice_project/60$Build-2</meta:generator>
    <meta:document-statistic meta:table-count="0" meta:image-count="0" meta:object-count="0" meta:page-count="1" meta:paragraph-count="11" meta:word-count="301" meta:character-count="1924" meta:non-whitespace-character-count="1635"/>
  </office:meta>
</office:document-meta>
</file>